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ff00cc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2]" office:value-type="string" office:string-value="Cereal" calcext:value-type="string">
            <text:p>Cereal</text:p>
          </table:table-cell>
          <table:table-cell office:value-type="string" calcext:value-type="string">
            <text:p>Joghurt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3]" office:value-type="string" office:string-value="Cereal" calcext:value-type="string">
            <text:p>Cereal</text:p>
          </table:table-cell>
          <table:table-cell office:value-type="string" calcext:value-type="string">
            <text:p>Milk (UHT)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4]" office:value-type="string" office:string-value="Cereal" calcext:value-type="string">
            <text:p>Cereal</text:p>
          </table:table-cell>
          <table:table-cell office:value-type="string" calcext:value-type="string">
            <text:p>Cornflake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5]" office:value-type="string" office:string-value="Cereal" calcext:value-type="string">
            <text:p>Cereal</text:p>
          </table:table-cell>
          <table:table-cell office:value-type="string" calcext:value-type="string">
            <text:p>Musli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8]" office:value-type="string" office:string-value="Fruit" calcext:value-type="string">
            <text:p>Fruit</text:p>
          </table:table-cell>
          <table:table-cell office:value-type="string" calcext:value-type="string">
            <text:p>- Banana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9]" office:value-type="string" office:string-value="Fruit" calcext:value-type="string">
            <text:p>Fruit</text:p>
          </table:table-cell>
          <table:table-cell office:value-type="string" calcext:value-type="string">
            <text:p>- Apple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0]" office:value-type="string" office:string-value="Fruit" calcext:value-type="string">
            <text:p>Fruit</text:p>
          </table:table-cell>
          <table:table-cell office:value-type="string" calcext:value-type="string">
            <text:p>- Other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13]" office:value-type="string" office:string-value="Bread" calcext:value-type="string">
            <text:p>Bread</text:p>
          </table:table-cell>
          <table:table-cell office:value-type="string" calcext:value-type="string">
            <text:p>Brötch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4]" office:value-type="string" office:string-value="Bread" calcext:value-type="string">
            <text:p>Bread</text:p>
          </table:table-cell>
          <table:table-cell office:value-type="string" calcext:value-type="string">
            <text:p>Brez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5]" office:value-type="string" office:string-value="Bread" calcext:value-type="string">
            <text:p>Bread</text:p>
          </table:table-cell>
          <table:table-cell office:value-type="string" calcext:value-type="string">
            <text:p>Butter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18]" office:value-type="string" office:string-value="Drinks" calcext:value-type="string">
            <text:p>Drinks</text:p>
          </table:table-cell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9]" office:value-type="string" office:string-value="Drinks" calcext:value-type="string">
            <text:p>Drinks</text:p>
          </table:table-cell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0]" office:value-type="string" office:string-value="Drinks" calcext:value-type="string">
            <text:p>Drinks</text:p>
          </table:table-cell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1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Coffee</text:p>
          </table:table-cell>
          <table:table-cell table:style-name="ce8" table:number-columns-repeated="3"/>
          <table:table-cell table:style-name="ce10"/>
          <table:table-cell table:number-columns-repeated="1018"/>
        </table:table-row>
        <table:table-row table:style-name="ro1">
          <table:table-cell table:formula="of:=[.A22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Sugar</text:p>
          </table:table-cell>
          <table:table-cell table:style-name="ce8"/>
          <table:table-cell table:style-name="ce6" office:value-type="string" calcext:value-type="string">
            <text:p>g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formula="of:=[.A23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Milk</text:p>
          </table:table-cell>
          <table:table-cell table:style-name="ce8"/>
          <table:table-cell table:style-name="ce3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6]" office:value-type="string" office:string-value="Egg sandwiches" calcext:value-type="string">
            <text:p>Egg sandwiches</text:p>
          </table:table-cell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27]" office:value-type="string" office:string-value="Egg sandwiches" calcext:value-type="string">
            <text:p>Egg sandwiches</text:p>
          </table:table-cell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 table:formula="of:=[.A28]" office:value-type="string" office:string-value="Egg sandwiches" calcext:value-type="string">
            <text:p>Egg sandwiches</text:p>
          </table:table-cell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 table:formula="of:=[.A29]" office:value-type="string" office:string-value="Egg sandwiches" calcext:value-type="string">
            <text:p>Egg sandwiches</text:p>
          </table:table-cell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30]" office:value-type="string" office:string-value="Egg sandwiches" calcext:value-type="string">
            <text:p>Egg sandwiches</text:p>
          </table:table-cell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3]" office:value-type="string" office:string-value="Cucumber" calcext:value-type="string">
            <text:p>Cucumber</text:p>
          </table:table-cell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4]" office:value-type="string" office:string-value="Cucumber" calcext:value-type="string">
            <text:p>Cucumber</text:p>
          </table:table-cell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7]" office:value-type="string" office:string-value="Brie / Apple" calcext:value-type="string">
            <text:p>Brie / Apple</text:p>
          </table:table-cell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8]" office:value-type="string" office:string-value="Brie / Apple" calcext:value-type="string">
            <text:p>Brie / Apple</text:p>
          </table:table-cell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41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42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43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4" table:formula="of:=[.C47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12" table:number-columns-repeated="1017"/>
          <table:table-cell/>
        </table:table-row>
        <table:table-row table:style-name="ro1">
          <table:table-cell table:formula="of:=[.A46]" office:value-type="string" office:string-value="Beef / Sausages / Bratwurst" calcext:value-type="string">
            <text:p>Beef / Sausages / Bratwurst</text:p>
          </table:table-cell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0]/200" office:value-type="float" office:value="0.001" calcext:value-type="float">
            <text:p>0.001</text:p>
          </table:table-cell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49]" office:value-type="string" office:string-value="Fish / Salmon" calcext:value-type="string">
            <text:p>Fish / Salmon</text:p>
          </table:table-cell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3]/200" office:value-type="float" office:value="0.0015" calcext:value-type="float">
            <text:p>0.0015</text:p>
          </table:table-cell>
          <table:table-cell table:style-name="ce12"/>
          <table:table-cell table:style-name="ce16"/>
          <table:table-cell table:style-name="ce5"/>
          <table:table-cell table:style-name="ce12" table:number-columns-repeated="1015"/>
          <table:table-cell/>
        </table:table-row>
        <table:table-row table:style-name="ro1">
          <table:table-cell table:formula="of:=[.A52]" office:value-type="string" office:string-value="Haloumi" calcext:value-type="string">
            <text:p>Haloumi</text:p>
          </table:table-cell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55]" office:value-type="string" office:string-value="Fried onions" calcext:value-type="string">
            <text:p>Fried onions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58]" office:value-type="string" office:string-value="Sauerkraut" calcext:value-type="string">
            <text:p>Sauerkraut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61]" office:value-type="string" office:string-value="Corn" calcext:value-type="string">
            <text:p>Corn</text:p>
          </table:table-cell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2" table:number-columns-repeated="1015"/>
          <table:table-cell/>
        </table:table-row>
        <table:table-row table:style-name="ro1">
          <table:table-cell table:formula="of:=[.A64]" office:value-type="string" office:string-value="Chicken wings" calcext:value-type="string">
            <text:p>Chicken wings</text:p>
          </table:table-cell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 table:formula="of:=[.A65]" office:value-type="string" office:string-value="Chicken wings" calcext:value-type="string">
            <text:p>Chicken wings</text:p>
          </table:table-cell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 table:formula="of:=[.A66]" office:value-type="string" office:string-value="Chicken wings" calcext:value-type="string">
            <text:p>Chicken wings</text:p>
          </table:table-cell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7]" office:value-type="string" office:string-value="Chicken wings" calcext:value-type="string">
            <text:p>Chicken wings</text:p>
          </table:table-cell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8]" office:value-type="string" office:string-value="Chicken wings" calcext:value-type="string">
            <text:p>Chicken wings</text:p>
          </table:table-cell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69]" office:value-type="string" office:string-value="Chicken wings" calcext:value-type="string">
            <text:p>Chicken wings</text:p>
          </table:table-cell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 table:formula="of:=[.A70]" office:value-type="string" office:string-value="Chicken wings" calcext:value-type="string">
            <text:p>Chicken wings</text:p>
          </table:table-cell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 table:formula="of:=[.A73]" office:value-type="string" office:string-value="Veggies in Foil" calcext:value-type="string">
            <text:p>Veggies in Foil</text:p>
          </table:table-cell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4]" office:value-type="string" office:string-value="Veggies in Foil" calcext:value-type="string">
            <text:p>Veggies in Foil</text:p>
          </table:table-cell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5]" office:value-type="string" office:string-value="Veggies in Foil" calcext:value-type="string">
            <text:p>Veggies in Foil</text:p>
          </table:table-cell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6]" office:value-type="string" office:string-value="Veggies in Foil" calcext:value-type="string">
            <text:p>Veggies in Foil</text:p>
          </table:table-cell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 table:formula="of:=[.A77]" office:value-type="string" office:string-value="Veggies in Foil" calcext:value-type="string">
            <text:p>Veggies in Foil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8]" office:value-type="string" office:string-value="Veggies in Foil" calcext:value-type="string">
            <text:p>Veggies in Foil</text:p>
          </table:table-cell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9]" office:value-type="string" office:string-value="Veggies in Foil" calcext:value-type="string">
            <text:p>Veggies in Foil</text:p>
          </table:table-cell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82]" office:value-type="string" office:string-value="Couscous salad" calcext:value-type="string">
            <text:p>Couscous salad</text:p>
          </table:table-cell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 table:formula="of:=[.A83]" office:value-type="string" office:string-value="Couscous salad" calcext:value-type="string">
            <text:p>Couscous salad</text:p>
          </table:table-cell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 table:formula="of:=[.A84]" office:value-type="string" office:string-value="Couscous salad" calcext:value-type="string">
            <text:p>Couscous salad</text:p>
          </table:table-cell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5]" office:value-type="string" office:string-value="Couscous salad" calcext:value-type="string">
            <text:p>Couscous salad</text:p>
          </table:table-cell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6]" office:value-type="string" office:string-value="Couscous salad" calcext:value-type="string">
            <text:p>Couscous salad</text:p>
          </table:table-cell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7]" office:value-type="string" office:string-value="Couscous salad" calcext:value-type="string">
            <text:p>Couscous salad</text:p>
          </table:table-cell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8]" office:value-type="string" office:string-value="Couscous salad" calcext:value-type="string">
            <text:p>Couscous salad</text:p>
          </table:table-cell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9]" office:value-type="string" office:string-value="Couscous salad" calcext:value-type="string">
            <text:p>Couscous salad</text:p>
          </table:table-cell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0]" office:value-type="string" office:string-value="Couscous salad" calcext:value-type="string">
            <text:p>Couscous salad</text:p>
          </table:table-cell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93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4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 table:formula="of:=[.A95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6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7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8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9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0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1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0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0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 table:formula="of:=[.A10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0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 table:formula="of:=[.A113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 table:formula="of:=[.A11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1">
          <table:table-cell table:formula="of:=[.A11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 table:formula="of:=[.A11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12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26]" office:value-type="string" office:string-value="Clafourtis" calcext:value-type="string">
            <text:p>Clafourtis</text:p>
          </table:table-cell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7]" office:value-type="string" office:string-value="Clafourtis" calcext:value-type="string">
            <text:p>Clafourtis</text:p>
          </table:table-cell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8]" office:value-type="string" office:string-value="Clafourtis" calcext:value-type="string">
            <text:p>Clafourtis</text:p>
          </table:table-cell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9]" office:value-type="string" office:string-value="Clafourtis" calcext:value-type="string">
            <text:p>Clafourtis</text:p>
          </table:table-cell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30]" office:value-type="string" office:string-value="Clafourtis" calcext:value-type="string">
            <text:p>Clafourtis</text:p>
          </table:table-cell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131]" office:value-type="string" office:string-value="Clafourtis" calcext:value-type="string">
            <text:p>Clafourtis</text:p>
          </table:table-cell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2]" office:value-type="string" office:string-value="Clafourtis" calcext:value-type="string">
            <text:p>Clafourtis</text:p>
          </table:table-cell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3]" office:value-type="string" office:string-value="Clafourtis" calcext:value-type="string">
            <text:p>Clafourtis</text:p>
          </table:table-cell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 table:formula="of:=[.A134]" office:value-type="string" office:string-value="Clafourtis" calcext:value-type="string">
            <text:p>Clafourtis</text:p>
          </table:table-cell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7]" office:value-type="string" office:string-value="Custard" calcext:value-type="string">
            <text:p>Custard</text:p>
          </table:table-cell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8]" office:value-type="string" office:string-value="Custard" calcext:value-type="string">
            <text:p>Custard</text:p>
          </table:table-cell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 table:formula="of:=[.A139]" office:value-type="string" office:string-value="Custard" calcext:value-type="string">
            <text:p>Custard</text:p>
          </table:table-cell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0]" office:value-type="string" office:string-value="Custard" calcext:value-type="string">
            <text:p>Custard</text:p>
          </table:table-cell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41]" office:value-type="string" office:string-value="Custard" calcext:value-type="string">
            <text:p>Custard</text:p>
          </table:table-cell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2]" office:value-type="string" office:string-value="Custard" calcext:value-type="string">
            <text:p>Custard</text:p>
          </table:table-cell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 table:formula="of:=[.A145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 table:formula="of:=[.A146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 table:formula="of:=[.A147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 table:formula="of:=[.A148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 table:formula="of:=[.A149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 table:formula="of:=[.A150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 table:formula="of:=[.A151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 table:formula="of:=[.A152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 table:formula="of:=[.A153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</table:table>
      <table:table table:name="Proportions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odel" table:style-name="ta2">
        <table:table-column table:style-name="co1" table:number-columns-repeated="5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</table:table-row>
      </table:table>
      <table:table table:name="Shopping List" table:style-name="ta3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1:35:27.47511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1:51:47.599496548</dc:date>
    <meta:editing-duration>PT1H41M44S</meta:editing-duration>
    <meta:editing-cycles>28</meta:editing-cycles>
    <meta:document-statistic meta:table-count="6" meta:cell-count="535" meta:object-count="0"/>
  </office:meta>
</office:document-meta>
</file>